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opacity="80%" draw:textarea-horizontal-align="justify" draw:textarea-vertical-align="middle" draw:auto-grow-height="false" fo:min-height="3.56cm" fo:min-width="3.945cm" draw:shadow-opacity="8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4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stroke="none" svg:stroke-color="#000000" draw:fill="none" draw:fill-color="#ffffff" fo:min-height="0.636cm"/>
    </style:style>
    <style:style style:name="gr10" style:family="graphic" style:parent-style-name="standard">
      <style:graphic-properties draw:stroke="none" svg:stroke-color="#000000" draw:fill="none" draw:fill-color="#ffffff" fo:min-height="1.882cm"/>
    </style:style>
    <style:style style:name="gr1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="none" fo:min-height="0.983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1.211cm"/>
    </style:style>
    <style:style style:name="gr15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0000" draw:opacity="8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20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ffff" fo:font-size="16pt" fo:font-style="italic" style:font-size-asian="16pt" style:font-style-asian="italic" style:font-size-complex="16pt" style:font-style-complex="italic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Courier 10 Pitch2" fo:font-size="12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 10 Pitch2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7.98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4.97cm" svg:x2="13.827cm" svg:y2="14.97cm">
          <text:p/>
        </draw:line>
        <draw:line draw:style-name="gr2" draw:text-style-name="P2" draw:layer="layout" svg:x1="4.81cm" svg:y1="14.97cm" svg:x2="4.81cm" svg:y2="9.89cm">
          <text:p/>
        </draw:line>
        <draw:line draw:style-name="gr3" draw:text-style-name="P2" draw:layer="layout" svg:x1="4.81cm" svg:y1="14.97cm" svg:x2="6.207cm" svg:y2="14.97cm">
          <text:p/>
        </draw:line>
        <draw:frame draw:style-name="gr4" draw:text-style-name="P3" draw:layer="layout" svg:width="4.491cm" svg:height="0.885cm" svg:x="13.681cm" svg:y="14.516cm">
          <draw:text-box>
            <text:p><text:span text:style-name="T1">time</text:span></text:p>
          </draw:text-box>
        </draw:frame>
        <draw:frame draw:style-name="gr5" draw:text-style-name="P5" draw:layer="layout" svg:width="4.091cm" svg:height="1.207cm" svg:x="2.759cm" svg:y="8.769cm">
          <draw:text-box>
            <text:p text:style-name="P4"><text:span text:style-name="T1">number of events caused by this IP</text:span></text:p>
          </draw:text-box>
        </draw:frame>
        <draw:line draw:style-name="gr6" draw:text-style-name="P2" draw:layer="layout" svg:x1="12.43cm" svg:y1="16.778cm" svg:x2="12.43cm" svg:y2="11.19cm">
          <text:p/>
        </draw:line>
        <draw:line draw:style-name="gr6" draw:text-style-name="P2" draw:layer="layout" svg:x1="6.12cm" svg:y1="16.778cm" svg:x2="6.12cm" svg:y2="11.19cm">
          <text:p/>
        </draw:line>
        <draw:line draw:style-name="gr6" draw:text-style-name="P2" draw:layer="layout" svg:x1="13.7cm" svg:y1="11.16cm" svg:x2="4.81cm" svg:y2="11.16cm">
          <text:p/>
        </draw:line>
        <draw:frame draw:style-name="gr7" draw:text-style-name="P6" draw:layer="layout" svg:width="2.032cm" svg:height="1.064cm" svg:x="8.493cm" svg:y="15.351cm">
          <draw:text-box>
            <text:p><text:span text:style-name="T2">Td</text:span></text:p>
          </draw:text-box>
        </draw:frame>
        <draw:frame draw:style-name="gr8" draw:text-style-name="P7" draw:layer="layout" svg:width="6.096cm" svg:height="1.505cm" svg:x="13.7cm" svg:y="10.719cm">
          <draw:text-box>
            <text:p><text:span text:style-name="T2">threshold</text:span></text:p>
          </draw:text-box>
        </draw:frame>
        <draw:frame draw:style-name="gr4" draw:text-style-name="P9" draw:layer="layout" svg:width="1.824cm" svg:height="0.885cm" svg:x="2.986cm" svg:y="14.462cm">
          <draw:text-box>
            <text:p text:style-name="P8"><text:span text:style-name="T3">0</text:span></text:p>
          </draw:text-box>
        </draw:frame>
        <draw:frame draw:style-name="gr9" draw:text-style-name="P7" draw:layer="layout" svg:width="3.886cm" svg:height="0.886cm" draw:transform="rotate (0.785398163397448) translate (9.564cm 19.345cm)">
          <draw:text-box>
            <text:p text:style-name="P8"><text:span text:style-name="T2">time is up</text:span></text:p>
          </draw:text-box>
        </draw:frame>
        <draw:frame draw:style-name="gr9" draw:text-style-name="P7" draw:layer="layout" svg:width="3.886cm" svg:height="0.886cm" draw:transform="rotate (0.785398163397448) translate (3.265cm 19.346cm)">
          <draw:text-box>
            <text:p text:style-name="P8"><text:span text:style-name="T2">first occur</text:span></text:p>
          </draw:text-box>
        </draw:frame>
        <draw:line draw:style-name="gr6" draw:text-style-name="P2" draw:layer="layout" svg:x1="12.43cm" svg:y1="15.478cm" svg:x2="6.207cm" svg:y2="15.478cm">
          <text:p/>
        </draw:line>
        <draw:line draw:style-name="gr2" draw:text-style-name="P2" draw:layer="layout" svg:x1="6.08cm" svg:y1="15.478cm" svg:x2="12.43cm" svg:y2="15.478cm">
          <text:p/>
        </draw:line>
        <draw:frame draw:style-name="gr10" draw:text-style-name="P10" draw:layer="layout" svg:width="6.096cm" svg:height="2.132cm" svg:x="8.728cm" svg:y="11.922cm">
          <draw:text-box>
            <text:p><text:span text:style-name="T4">blocks</text:span></text:p>
            <text:p><text:span text:style-name="T4">connections</text:span></text:p>
            <text:p><text:span text:style-name="T4">from this IP</text:span></text:p>
          </draw:text-box>
        </draw:frame>
        <draw:path draw:style-name="gr11" draw:text-style-name="P2" draw:layer="layout" svg:width="3.906cm" svg:height="1.63cm" draw:transform="rotate (0.730594824884826) translate (5.03652118603875cm 13.7538619050376cm)" svg:viewBox="0 0 3907 1631" svg:d="M0 1622c133 15 268 10 399-9 112-16 225-50 327-97 103-48 204-102 306-149 115-54 225-120 335-182 87-50 180-85 258-148 82-66 185-100 275-154 95-57 201-100 293-161 88-57 190-85 277-142 84-55 184-75 271-123 98-55 206-88 307-139 97-49 191-101 294-136 108-36 212-81 320-115l108-30 101-23 36-14">
          <text:p/>
        </draw:path>
      </draw:page>
      <draw:page draw:name="page2" draw:style-name="dp1" draw:master-page-name="Default">
        <draw:frame draw:style-name="gr12" draw:text-style-name="P12" draw:layer="layout" svg:width="11.883cm" svg:height="1.233cm" svg:x="5.754cm" svg:y="12.993cm">
          <draw:text-box>
            <text:p text:style-name="P11"><text:span text:style-name="T5">QS_ClientEventLimitCount 10 360 LimitLogin</text:span></text:p>
          </draw:text-box>
        </draw:frame>
        <draw:frame draw:style-name="gr5" draw:text-style-name="P5" draw:layer="layout" svg:width="4.091cm" svg:height="1.207cm" svg:x="10.025cm" svg:y="11.314cm">
          <draw:text-box>
            <text:p text:style-name="P4"><text:span text:style-name="T1">number of</text:span></text:p>
            <text:p text:style-name="P4"><text:span text:style-name="T1">events (Cr)</text:span></text:p>
          </draw:text-box>
        </draw:frame>
        <draw:frame draw:style-name="gr13" draw:text-style-name="P5" draw:layer="layout" svg:width="4.091cm" svg:height="1.199cm" svg:x="11.668cm" svg:y="14.135cm">
          <draw:text-box>
            <text:p text:style-name="P4"><text:span text:style-name="T1">duration (Td)</text:span></text:p>
            <text:p text:style-name="P4"><text:span text:style-name="T1">in seconds</text:span></text:p>
          </draw:text-box>
        </draw:frame>
        <draw:frame draw:style-name="gr14" draw:text-style-name="P5" draw:layer="layout" svg:width="5.08cm" svg:height="1.461cm" svg:x="14.462cm" svg:y="11.323cm">
          <draw:text-box>
            <text:p text:style-name="P4"><text:span text:style-name="T1">name of the event</text:span></text:p>
            <text:p text:style-name="P4"><text:span text:style-name="T1">(environment variable)</text:span></text:p>
          </draw:text-box>
        </draw:frame>
        <draw:line draw:style-name="gr15" draw:text-style-name="P2" draw:layer="layout" svg:x1="13.573cm" svg:y1="14.208cm" svg:x2="13.573cm" svg:y2="13.573cm">
          <text:p/>
        </draw:line>
        <draw:line draw:style-name="gr15" draw:text-style-name="P2" draw:layer="layout" svg:x1="12.573cm" svg:y1="13.109cm" svg:x2="12.573cm" svg:y2="12.474cm">
          <text:p/>
        </draw:line>
        <draw:line draw:style-name="gr15" draw:text-style-name="P2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10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6-15T17:08:43.337054194</dc:date>
    <meta:editing-duration>PT30M40S</meta:editing-duration>
    <meta:editing-cycles>10</meta:editing-cycles>
    <meta:generator>LibreOffice/5.1.6.2$Linux_X86_64 LibreOffice_project/10m0$Build-2</meta:generator>
    <meta:document-statistic meta:object-count="25"/>
  </office:meta>
</office:document-meta>
</file>